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0200000301F958A6C8.png" manifest:media-type="image/png"/>
  <manifest:file-entry manifest:full-path="Pictures/10000000000003200000025841CC1345.png" manifest:media-type="image/png"/>
  <manifest:file-entry manifest:full-path="Pictures/10000000000003200000025847ADFEE1.png" manifest:media-type="image/png"/>
  <manifest:file-entry manifest:full-path="Pictures/10000000000003200000025833C4B0F0.png" manifest:media-type="image/png"/>
  <manifest:file-entry manifest:full-path="Pictures/10000000000000C100000095C342C84B.png" manifest:media-type="image/png"/>
  <manifest:file-entry manifest:full-path="Pictures/100000000000032000000258EFC9AE31.png" manifest:media-type="image/png"/>
  <manifest:file-entry manifest:full-path="Pictures/100000000000032000000258B54CEF13.png" manifest:media-type="image/png"/>
  <manifest:file-entry manifest:full-path="Pictures/1000000000000320000002588D76BBB1.png" manifest:media-type="image/png"/>
  <manifest:file-entry manifest:full-path="Pictures/1000000000000320000002582B0348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_30_2_5f_presentation_5f_background" presentation:presentation-page-layout-name="AL1T0" presentation:use-date-time-name="dtd1">
        <draw:frame presentation:style-name="pr1" draw:text-style-name="P1" draw:layer="layout" svg:width="25.85cm" svg:height="3.506cm" svg:x="1.075cm" svg:y="8.747cm" presentation:class="title" presentation:user-transformed="true">
          <draw:text-box>
            <text:p text:style-name="P1"><text:span text:style-name="T1">Smoothed-Particle Hydrodynamics</text:span></text:p>
          </draw:text-box>
        </draw:frame>
        <draw:frame draw:style-name="gr1" draw:text-style-name="P2" draw:layer="layout" svg:width="7.313cm" svg:height="0.806cm" svg:x="10.344cm" svg:y="11.4cm">
          <draw:text-box>
            <text:p><text:span text:style-name="T2">Sascha, Tobias, Dominik Grod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draw:style-name="gr3" draw:text-style-name="P3" draw:layer="layout" svg:width="26.999cm" svg:height="19.808cm" svg:x="0.501cm" svg:y="0.596cm">
          <draw:image xlink:href="Pictures/100002010000040200000301F958A6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4" draw:display-name="Gradient 14" draw:style="square" draw:cx="0%" draw:cy="0%" draw:start-color="#ffffff" draw:end-color="#ffffff" draw:start-intensity="100%" draw:end-intensity="100%" draw:angle="0" draw:border="0%"/>
    <draw:fill-image draw:name="blue" xlink:href="Pictures/1000000000000320000002588D76BBB1.png" xlink:type="simple" xlink:show="embed" xlink:actuate="onLoad"/>
    <draw:fill-image draw:name="circles2_5f_dark" draw:display-name="circles2_dark" xlink:href="Pictures/10000000000003200000025847ADFEE1.png" xlink:type="simple" xlink:show="embed" xlink:actuate="onLoad"/>
    <draw:fill-image draw:name="espai" xlink:href="Pictures/10000000000000C100000095C342C84B.png" xlink:type="simple" xlink:show="embed" xlink:actuate="onLoad"/>
    <draw:fill-image draw:name="grey" xlink:href="Pictures/10000000000003200000025841CC1345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fill-image draw:name="orange" xlink:href="Pictures/100000000000032000000258EFC9AE31.png" xlink:type="simple" xlink:show="embed" xlink:actuate="onLoad"/>
    <draw:fill-image draw:name="red" xlink:href="Pictures/10000000000003200000025833C4B0F0.png" xlink:type="simple" xlink:show="embed" xlink:actuate="onLoad"/>
    <draw:fill-image draw:name="turq" xlink:href="Pictures/1000000000000320000002582B0348A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2.18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5T10:31:01</meta:creation-date>
    <dc:date>2013-09-05T10:42:56</dc:date>
    <meta:editing-duration>P0D</meta:editing-duration>
    <meta:editing-cycles>1</meta:editing-cycles>
    <meta:document-statistic meta:object-count="39"/>
    <meta:generator>LibreOffice/3.5$Linux_X86_64 LibreOffice_project/350m1$Build-403</meta:generator>
  </office:meta>
</office:document-meta>
</file>